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0.74pt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 style:data-style-name="N108">
      <style:table-cell-properties fo:border-bottom="0.74pt solid #000000" fo:border-left="none" fo:border-right="none" fo:border-top="0.74pt solid #000000"/>
    </style:style>
    <style:style style:name="ce1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5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4"/>
        <table:table-column table:style-name="co1" table:number-columns-repeated="2" table:default-cell-style-name="ce6"/>
        <table:table-column table:style-name="co2" table:default-cell-style-name="ce6"/>
        <table:table-column table:style-name="co1" table:default-cell-style-name="ce11"/>
        <table:table-column table:style-name="co1" table:number-columns-repeated="5" table:default-cell-style-name="ce6"/>
        <table:table-column table:style-name="co1" table:default-cell-style-name="ce14"/>
        <table:table-row table:style-name="ro1">
          <table:table-cell table:style-name="ce1" office:value-type="string" calcext:value-type="string">
            <text:p>BOM Maker's Mill MM05 Desktop-Fräse, UniProKit UPKlib V2.05</text:p>
          </table:table-cell>
          <table:table-cell table:style-name="Default" table:number-columns-repeated="3"/>
          <table:table-cell table:style-name="ce9"/>
          <table:table-cell table:style-name="Default" table:number-columns-repeated="6"/>
        </table:table-row>
        <table:table-row table:style-name="ro1">
          <table:table-cell table:style-name="ce1"/>
          <table:table-cell table:style-name="Default" table:number-columns-repeated="3"/>
          <table:table-cell table:style-name="ce9"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Partname</text:p>
          </table:table-cell>
          <table:table-cell table:style-name="ce5" table:number-columns-repeated="2"/>
          <table:table-cell table:style-name="ce5" office:value-type="string" calcext:value-type="string">
            <text:p>PartNo.</text:p>
          </table:table-cell>
          <table:table-cell table:style-name="ce10"/>
          <table:table-cell table:style-name="ce5" office:value-type="string" calcext:value-type="string">
            <text:p>Description</text:p>
          </table:table-cell>
          <table:table-cell table:style-name="ce5" table:number-columns-repeated="4"/>
          <table:table-cell table:style-name="ce15" office:value-type="string" calcext:value-type="string">
            <text:p>Supplier</text:p>
          </table:table-cell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Basis-Set</text:p>
          </table:table-cell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 table:style-name="ce3" office:value-type="string" calcext:value-type="string">
            <text:p>Tslot32con</text:p>
          </table:table-cell>
          <table:table-cell table:number-columns-repeated="2"/>
          <table:table-cell table:style-name="ce8" office:value-type="float" office:value="17092218" calcext:value-type="float">
            <text:p>170922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Con, 320x20x20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slot40</text:p>
          </table:table-cell>
          <table:table-cell table:number-columns-repeated="2"/>
          <table:table-cell office:value-type="float" office:value="17092208" calcext:value-type="float">
            <text:p>170922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-Slot Nut 6, 400x20x20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slot24con</text:p>
          </table:table-cell>
          <table:table-cell table:number-columns-repeated="2"/>
          <table:table-cell office:value-type="float" office:value="17092217" calcext:value-type="float">
            <text:p>17092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Con, 240x20x20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slot24</text:p>
          </table:table-cell>
          <table:table-cell table:number-columns-repeated="2"/>
          <table:table-cell office:value-type="float" office:value="17092206" calcext:value-type="float">
            <text:p>17092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-Slot Nut 6, 240x20x20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slot8</text:p>
          </table:table-cell>
          <table:table-cell table:number-columns-repeated="2"/>
          <table:table-cell office:value-type="float" office:value="17092203" calcext:value-type="float">
            <text:p>17092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Nut 6, 80x20x20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Flat16</text:p>
          </table:table-cell>
          <table:table-cell table:number-columns-repeated="2"/>
          <table:table-cell office:value-type="float" office:value="17092239" calcext:value-type="float">
            <text:p>17092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ch, 160x40x4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Angle16</text:p>
          </table:table-cell>
          <table:table-cell table:number-columns-repeated="2"/>
          <table:table-cell office:value-type="float" office:value="17092228" calcext:value-type="float">
            <text:p>17092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-Profil, 160x20x20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Con</text:p>
          </table:table-cell>
          <table:table-cell table:number-columns-repeated="2"/>
          <table:table-cell office:value-type="float" office:value="17092302" calcext:value-type="float">
            <text:p>17092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ch, 60x60x4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RAconnector</text:p>
          </table:table-cell>
          <table:table-cell table:number-columns-repeated="2"/>
          <table:table-cell office:value-type="float" office:value="17092313" calcext:value-type="float">
            <text:p>170923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0° Versteifungswinkel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Cap1d</text:p>
          </table:table-cell>
          <table:table-cell table:number-columns-repeated="2"/>
          <table:table-cell office:value-type="float" office:value="17092315" calcext:value-type="float">
            <text:p>170923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ndkappe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17092309" calcext:value-type="float">
            <text:p>1709230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für TSlot, Slot6, M6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2"/>
          <table:table-cell office:value-type="float" office:value="17092307" calcext:value-type="float">
            <text:p>170923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mm, M6 DIN 7984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16</text:p>
          </table:table-cell>
          <table:table-cell table:number-columns-repeated="2"/>
          <table:table-cell office:value-type="float" office:value="17092305" calcext:value-type="float">
            <text:p>1709230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6mm, M6 ISO 7380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17092304" calcext:value-type="float">
            <text:p>1709230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2mm, M6 ISO 7380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17092303" calcext:value-type="float">
            <text:p>1709230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mm, M6 ISO 7380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wash</text:p>
          </table:table-cell>
          <table:table-cell table:number-columns-repeated="2"/>
          <table:table-cell office:value-type="float" office:value="17092310" calcext:value-type="float">
            <text:p>170923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.4x12x1.6, DIN 125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nut</text:p>
          </table:table-cell>
          <table:table-cell table:number-columns-repeated="2"/>
          <table:table-cell office:value-type="float" office:value="17092308" calcext:value-type="float">
            <text:p>170923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.6x10mm, M6 DIN934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Box-Set</text:p>
          </table:table-cell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office:value-type="string" calcext:value-type="string">
            <text:p>3.5x16ws</text:p>
          </table:table-cell>
          <table:table-cell table:number-columns-repeated="2"/>
          <table:table-cell office:value-type="float" office:value="18081701" calcext:value-type="float">
            <text:p>180817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odScrew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Set Lineardrive 1</text:p>
          </table:table-cell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table:style-name="ce3" office:value-type="string" calcext:value-type="string">
            <text:p>M4nut</text:p>
          </table:table-cell>
          <table:table-cell table:style-name="ce7" table:number-columns-repeated="2"/>
          <table:table-cell table:style-name="ce7" office:value-type="float" office:value="19070613" calcext:value-type="float">
            <text:p>19070613</text:p>
          </table:table-cell>
          <table:table-cell table:style-name="ce12" office:value-type="float" office:value="12" calcext:value-type="float">
            <text:p>12</text:p>
          </table:table-cell>
          <table:table-cell table:style-name="ce7" office:value-type="string" calcext:value-type="string">
            <text:p>M4 Nut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3x10cyl</text:p>
          </table:table-cell>
          <table:table-cell table:style-name="ce7" table:number-columns-repeated="2"/>
          <table:table-cell table:style-name="ce7" office:value-type="float" office:value="19070615" calcext:value-type="float">
            <text:p>19070615</text:p>
          </table:table-cell>
          <table:table-cell table:style-name="ce12" office:value-type="float" office:value="6" calcext:value-type="float">
            <text:p>6</text:p>
          </table:table-cell>
          <table:table-cell office:value-type="string" calcext:value-type="string">
            <text:p>10mm, M3 ISO 4762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Set Lineardrive 2</text:p>
          </table:table-cell>
          <table:table-cell table:number-columns-repeated="3"/>
          <table:table-cell table:style-name="ce5"/>
          <table:table-cell table:number-columns-repeated="6"/>
        </table:table-row>
        <table:table-row table:style-name="ro1">
          <table:table-cell table:style-name="ce3" office:value-type="string" calcext:value-type="string">
            <text:p>Mountplate3b</text:p>
          </table:table-cell>
          <table:table-cell table:number-columns-repeated="2"/>
          <table:table-cell office:value-type="float" office:value="19070623" calcext:value-type="float">
            <text:p>190706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torplatte links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plate1b</text:p>
          </table:table-cell>
          <table:table-cell table:number-columns-repeated="2"/>
          <table:table-cell office:value-type="float" office:value="19070624" calcext:value-type="float">
            <text:p>190706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lager-Platte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608ZZ_Ball_Bearing</text:p>
          </table:table-cell>
          <table:table-cell table:number-columns-repeated="2"/>
          <table:table-cell office:value-type="float" office:value="19082001" calcext:value-type="float">
            <text:p>19082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ugellager, 8mm innen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Carriageplate</text:p>
          </table:table-cell>
          <table:table-cell table:number-columns-repeated="2"/>
          <table:table-cell office:value-type="float" office:value="19070624" calcext:value-type="float">
            <text:p>190706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littenplatte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C8UU</text:p>
          </table:table-cell>
          <table:table-cell table:number-columns-repeated="2"/>
          <table:table-cell office:value-type="float" office:value="19082002" calcext:value-type="float">
            <text:p>190820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M8UU-Block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Shaft8x480</text:p>
          </table:table-cell>
          <table:table-cell table:number-columns-repeated="2"/>
          <table:table-cell office:value-type="float" office:value="19082003" calcext:value-type="float">
            <text:p>19082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e, 4x480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Nutblock1h</text:p>
          </table:table-cell>
          <table:table-cell table:number-columns-repeated="2"/>
          <table:table-cell office:value-type="float" office:value="19070623" calcext:value-type="float">
            <text:p>190706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indelmutterblock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rapezoidal_thread_480</text:p>
          </table:table-cell>
          <table:table-cell table:number-columns-repeated="2"/>
          <table:table-cell office:value-type="float" office:value="19082006" calcext:value-type="float">
            <text:p>1908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, 8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K8</text:p>
          </table:table-cell>
          <table:table-cell table:number-columns-repeated="2"/>
          <table:table-cell office:value-type="float" office:value="19082008" calcext:value-type="float">
            <text:p>190820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gerbock, 8mm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3nut</text:p>
          </table:table-cell>
          <table:table-cell table:number-columns-repeated="2"/>
          <table:table-cell office:value-type="float" office:value="19081701" calcext:value-type="float">
            <text:p>1908170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3 Mutter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3x16cyl</text:p>
          </table:table-cell>
          <table:table-cell table:number-columns-repeated="2"/>
          <table:table-cell office:value-type="float" office:value="19082010" calcext:value-type="float">
            <text:p>190820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6mm, M3 ISO 4762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3x20cyl</text:p>
          </table:table-cell>
          <table:table-cell table:number-columns-repeated="2"/>
          <table:table-cell office:value-type="float" office:value="19082011" calcext:value-type="float">
            <text:p>190820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mm, M3 ISO 4762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4x30cyl</text:p>
          </table:table-cell>
          <table:table-cell table:number-columns-repeated="2"/>
          <table:table-cell office:value-type="float" office:value="19082013" calcext:value-type="float">
            <text:p>1908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mm, M4 ISO 4762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4x35cyl</text:p>
          </table:table-cell>
          <table:table-cell table:number-columns-repeated="2"/>
          <table:table-cell office:value-type="float" office:value="19082014" calcext:value-type="float">
            <text:p>1908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5mm, M4 ISO 4762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4"/>
          <table:table-cell table:style-name="ce6"/>
          <table:table-cell table:number-columns-repeated="6"/>
        </table:table-row>
        <table:table-row table:style-name="ro1">
          <table:table-cell table:style-name="ce2" office:value-type="string" calcext:value-type="string">
            <text:p>Set Electronics1</text:p>
          </table:table-cell>
          <table:table-cell table:number-columns-repeated="3"/>
          <table:table-cell table:style-name="ce6"/>
          <table:table-cell table:number-columns-repeated="6"/>
        </table:table-row>
        <table:table-row table:style-name="ro1">
          <table:table-cell table:style-name="ce3" office:value-type="string" calcext:value-type="string">
            <text:p>Endstopswitch1b</text:p>
          </table:table-cell>
          <table:table-cell table:style-name="ce7" table:number-columns-repeated="2"/>
          <table:table-cell table:style-name="ce7" office:value-type="float" office:value="19082020" calcext:value-type="float">
            <text:p>19082020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Limit Switch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Pololu-A4988</text:p>
          </table:table-cell>
          <table:table-cell table:style-name="ce7" table:number-columns-repeated="2"/>
          <table:table-cell table:style-name="ce7" office:value-type="float" office:value="19082019" calcext:value-type="float">
            <text:p>19082019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Treiber f. Steppermotor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Nema17_40con</text:p>
          </table:table-cell>
          <table:table-cell table:style-name="ce7" table:number-columns-repeated="2"/>
          <table:table-cell table:style-name="ce7" office:value-type="float" office:value="19082022" calcext:value-type="float">
            <text:p>19082022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Steppermotor, NEMA17, 0.42 Nm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Ramps-usb2B</text:p>
          </table:table-cell>
          <table:table-cell table:style-name="ce7" table:number-columns-repeated="2"/>
          <table:table-cell table:style-name="ce7" office:value-type="float" office:value="19082023" calcext:value-type="float">
            <text:p>19082023</text:p>
          </table:table-cell>
          <table:table-cell table:style-name="ce12" office:value-type="float" office:value="1" calcext:value-type="float">
            <text:p>1</text:p>
          </table:table-cell>
          <table:table-cell table:style-name="ce7" office:value-type="string" calcext:value-type="string">
            <text:p>USB 2.0 Typ B Kabel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Motor-4of8pol</text:p>
          </table:table-cell>
          <table:table-cell table:style-name="ce7" table:number-columns-repeated="2"/>
          <table:table-cell table:style-name="ce7" office:value-type="float" office:value="19082026" calcext:value-type="float">
            <text:p>19082026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Kabel f. Steppermotor, 4-pol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style-name="ce3" office:value-type="string" calcext:value-type="string">
            <text:p>Endstop-3pol</text:p>
          </table:table-cell>
          <table:table-cell table:style-name="ce7" table:number-columns-repeated="2"/>
          <table:table-cell table:style-name="ce7" office:value-type="float" office:value="19082027" calcext:value-type="float">
            <text:p>19082027</text:p>
          </table:table-cell>
          <table:table-cell table:style-name="ce12" office:value-type="float" office:value="3" calcext:value-type="float">
            <text:p>3</text:p>
          </table:table-cell>
          <table:table-cell table:style-name="ce7" office:value-type="string" calcext:value-type="string">
            <text:p>Kabel f. Endswitch, 3-pol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Ps12V8A</text:p>
          </table:table-cell>
          <table:table-cell table:number-columns-repeated="2"/>
          <table:table-cell office:value-type="float" office:value="19082028" calcext:value-type="float">
            <text:p>190820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Supply 12V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table:number-columns-repeated="5"/>
          <table:table-cell table:style-name="ce13" table:number-columns-repeated="2"/>
          <table:table-cell table:number-columns-repeated="3"/>
          <table:table-cell office:value-type="string" calcext:value-type="string">
            <text:p>ML</text:p>
          </table:table-cell>
        </table:table-row>
        <table:table-row table:style-name="ro1">
          <table:table-cell table:style-name="ce2" office:value-type="string" calcext:value-type="string">
            <text:p>Set Gears</text:p>
          </table:table-cell>
          <table:table-cell table:number-columns-repeated="4"/>
          <table:table-cell table:style-name="ce13" table:number-columns-repeated="2"/>
          <table:table-cell table:number-columns-repeated="3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Shaft8x320</text:p>
          </table:table-cell>
          <table:table-cell table:number-columns-repeated="2"/>
          <table:table-cell office:value-type="float" office:value="21011003" calcext:value-type="float">
            <text:p>21011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e, 8x320mm</text:p>
          </table:table-cell>
          <table:table-cell table:style-name="ce13"/>
          <table:table-cell table:number-columns-repeated="3"/>
          <table:table-cell office:value-type="string" calcext:value-type="string">
            <text:p>ML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>
            <text:p>Set Maker's Mil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8UU-adapter2g</text:p>
          </table:table-cell>
          <table:table-cell table:number-columns-repeated="2"/>
          <table:table-cell office:value-type="float" office:value="21090301" calcext:value-type="float">
            <text:p>210903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8UU-UPK-Adapter f. MM1 u. MF1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Nutblockadapter</text:p>
          </table:table-cell>
          <table:table-cell table:number-columns-repeated="2"/>
          <table:table-cell office:value-type="float" office:value="21090303" calcext:value-type="float">
            <text:p>21090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pter für Spindelmutterblock an UPK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ountplate_small1b</text:p>
          </table:table-cell>
          <table:table-cell table:number-columns-repeated="2"/>
          <table:table-cell office:value-type="float" office:value="21090307" calcext:value-type="float">
            <text:p>210903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pper-Montageplatte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plate_small1b</text:p>
          </table:table-cell>
          <table:table-cell table:number-columns-repeated="2"/>
          <table:table-cell office:value-type="float" office:value="21090308" calcext:value-type="float">
            <text:p>21090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lager. lose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Endplate1b_sunken</text:p>
          </table:table-cell>
          <table:table-cell table:number-columns-repeated="2"/>
          <table:table-cell office:value-type="float" office:value="21031301" calcext:value-type="float">
            <text:p>21031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lager-Platte versenkt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table:style-name="ce3" office:value-type="string" calcext:value-type="string">
            <text:p>Spindelmount_adapter1c</text:p>
          </table:table-cell>
          <table:table-cell table:number-columns-repeated="2"/>
          <table:table-cell office:value-type="float" office:value="21031005" calcext:value-type="float">
            <text:p>21031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pter für Spindel-Klemme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table:style-name="ce3" office:value-type="string" calcext:value-type="string">
            <text:p>Endstopmount1b</text:p>
          </table:table-cell>
          <table:table-cell table:number-columns-repeated="2"/>
          <table:table-cell office:value-type="float" office:value="21031006" calcext:value-type="float">
            <text:p>210310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lter f. Limitswitches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M4x10cyl</text:p>
          </table:table-cell>
          <table:table-cell table:number-columns-repeated="2"/>
          <table:table-cell office:value-type="float" office:value="21090302" calcext:value-type="float">
            <text:p>2109030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mm, M4 ISO 4762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4x4lockscrew</text:p>
          </table:table-cell>
          <table:table-cell table:number-columns-repeated="2"/>
          <table:table-cell office:value-type="float" office:value="21090310" calcext:value-type="float">
            <text:p>210903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4x4 Madenschraube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M6x65cyl</text:p>
          </table:table-cell>
          <table:table-cell table:number-columns-repeated="2"/>
          <table:table-cell office:value-type="float" office:value="21031002" calcext:value-type="float">
            <text:p>210310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5mm, M6 ISO 7380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Trapezoidal-thread_320</text:p>
          </table:table-cell>
          <table:table-cell table:number-columns-repeated="2"/>
          <table:table-cell office:value-type="float" office:value="21090306" calcext:value-type="float">
            <text:p>21090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, 8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rapezoidal_thread_160</text:p>
          </table:table-cell>
          <table:table-cell table:number-columns-repeated="2"/>
          <table:table-cell office:value-type="float" office:value="20092406" calcext:value-type="float">
            <text:p>200924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, 160x8mm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rapezoidal_nut_AntiB</text:p>
          </table:table-cell>
          <table:table-cell table:number-columns-repeated="2"/>
          <table:table-cell office:value-type="float" office:value="21090304" calcext:value-type="float">
            <text:p>210903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apezspindelmutter, 8mm, Antibacklash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Trapezoidal_nut_AntiB-spring</text:p>
          </table:table-cell>
          <table:table-cell table:number-columns-repeated="2"/>
          <table:table-cell office:value-type="float" office:value="21090305" calcext:value-type="float">
            <text:p>210903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der f. Antibacklash-Trapezmutter 8mm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Rigidcoupler-5-8</text:p>
          </table:table-cell>
          <table:table-cell table:number-columns-repeated="2"/>
          <table:table-cell office:value-type="float" office:value="21090309" calcext:value-type="float">
            <text:p>210903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re Wellenkupplung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Shaft8x210</text:p>
          </table:table-cell>
          <table:table-cell table:number-columns-repeated="2"/>
          <table:table-cell office:value-type="float" office:value="20092405" calcext:value-type="float">
            <text:p>200924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e, 210mm (Sondergröße)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Adjustring8mm</text:p>
          </table:table-cell>
          <table:table-cell table:number-columns-repeated="2"/>
          <table:table-cell office:value-type="float" office:value="21031001" calcext:value-type="float">
            <text:p>210310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ellring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spindelmount52mm</text:p>
          </table:table-cell>
          <table:table-cell table:number-columns-repeated="2"/>
          <table:table-cell office:value-type="float" office:value="21031003" calcext:value-type="float">
            <text:p>21031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ter für 500W-Spindel, 52mm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spindel500w</text:p>
          </table:table-cell>
          <table:table-cell table:number-columns-repeated="2"/>
          <table:table-cell office:value-type="float" office:value="21031004" calcext:value-type="float">
            <text:p>21031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W, 100V, 12000 rpm, 0.5 Nm, 1.08 Kg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Ks0288cncshield</text:p>
          </table:table-cell>
          <table:table-cell table:number-columns-repeated="2"/>
          <table:table-cell office:value-type="float" office:value="21031007" calcext:value-type="float">
            <text:p>21031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 kompatible Steuerung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ps500wspindel</text:p>
          </table:table-cell>
          <table:table-cell table:number-columns-repeated="2"/>
          <table:table-cell office:value-type="float" office:value="21031008" calcext:value-type="float">
            <text:p>21031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Supply 500w-Spindel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revctrl500wspindel</text:p>
          </table:table-cell>
          <table:table-cell table:number-columns-repeated="2"/>
          <table:table-cell office:value-type="float" office:value="21031009" calcext:value-type="float">
            <text:p>21031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h118-1a 2w 4k7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Ctrlmount2f</text:p>
          </table:table-cell>
          <table:table-cell table:number-columns-repeated="2"/>
          <table:table-cell office:value-type="float" office:value="21031010" calcext:value-type="float">
            <text:p>2103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ktronik-Platte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cabel220v</text:p>
          </table:table-cell>
          <table:table-cell table:number-columns-repeated="2"/>
          <table:table-cell office:value-type="float" office:value="21031011" calcext:value-type="float">
            <text:p>21031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V AC-Kabel mit Stecker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>
          <table:table-cell office:value-type="string" calcext:value-type="string">
            <text:p>cabel20awg</text:p>
          </table:table-cell>
          <table:table-cell table:number-columns-repeated="2"/>
          <table:table-cell office:value-type="float" office:value="21031012" calcext:value-type="float">
            <text:p>21031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bel <text:s/>0.75mm², awg20</text:p>
          </table:table-cell>
          <table:table-cell table:number-columns-repeated="4"/>
          <table:table-cell office:value-type="string" calcext:value-type="string">
            <text:p>ML</text:p>
          </table:table-cell>
        </table:table-row>
        <table:table-row table:style-name="ro1">
          <table:table-cell office:value-type="string" calcext:value-type="string">
            <text:p>terminalstrip1.5qmm</text:p>
          </table:table-cell>
          <table:table-cell table:number-columns-repeated="2"/>
          <table:table-cell office:value-type="float" office:value="21031013" calcext:value-type="float">
            <text:p>21031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üsterklemme 1.5 mm², 16A</text:p>
          </table:table-cell>
          <table:table-cell table:number-columns-repeated="4"/>
          <table:table-cell office:value-type="string" calcext:value-type="string">
            <text:p>ML, SP</text:p>
          </table:table-cell>
        </table:table-row>
        <table:table-row table:style-name="ro1" table:number-rows-repeated="4">
          <table:table-cell table:style-name="Default" table:number-columns-repeated="11"/>
        </table:table-row>
        <table:table-row table:style-name="ro1">
          <table:table-cell table:style-name="ce2" office:value-type="string" calcext:value-type="string">
            <text:p>Supplier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URL</text:p>
          </table:table-cell>
          <table:table-cell/>
          <table:table-cell table:style-name="ce6"/>
          <table:table-cell table:number-columns-repeated="4"/>
          <table:table-cell table:style-name="ce14"/>
          <table:table-cell table:style-name="Default"/>
        </table:table-row>
        <table:table-row table:style-name="ro1">
          <table:table-cell table:number-columns-repeated="4"/>
          <table:table-cell table:style-name="ce6"/>
          <table:table-cell table:number-columns-repeated="4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Std.-Part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tandard-Part, widely available from several sources</text:p>
          </table:table-cell>
          <table:table-cell/>
          <table:table-cell table:style-name="ce6"/>
          <table:table-cell table:number-columns-repeated="4"/>
          <table:table-cell table:style-name="ce14"/>
          <table:table-cell table:style-name="Default"/>
        </table:table-row>
        <table:table-row table:style-name="ro1">
          <table:table-cell office:value-type="string" calcext:value-type="string">
            <text:p>Makers-La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http:makers-lab.de</text:p>
          </table:table-cell>
          <table:table-cell/>
          <table:table-cell table:style-name="ce6"/>
          <table:table-cell table:number-columns-repeated="4"/>
          <table:table-cell table:style-name="ce14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">
      <number:number number:decimal-places="1" loext:min-decimal-places="1" number:min-integer-digits="1" number:grouping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3">00.00.0000</text:date>, <text:time style:data-style-name="N2" text:time-value="12:42:04.88458599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 </meta:initial-creator>
    <meta:creation-date>2020-09-22T22:03:50.208007946</meta:creation-date>
    <dc:date>2021-03-13T15:13:15.122752611</dc:date>
    <dc:creator>os </dc:creator>
    <meta:editing-duration>P3DT14H6M21S</meta:editing-duration>
    <meta:editing-cycles>331</meta:editing-cycles>
    <meta:generator>LibreOffice/5.2.7.2$Linux_X86_64 LibreOffice_project/20m0$Build-2</meta:generator>
    <meta:printed-by>os </meta:printed-by>
    <meta:print-date>2021-03-13T09:47:46.811521230</meta:print-date>
    <meta:document-statistic meta:table-count="1" meta:cell-count="363" meta:object-count="0"/>
  </office:meta>
</office:document-meta>
</file>